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10_20-57-11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11_01-13-15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11_01-13-2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11_07-34-3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11_07-39-19_000.jpg</text:p>
          </table:table-cell>
          <table:table-cell table:style-name="ce36" office:value-type="string">
            <text:p>:tome / (lang=ja) / topic=自分が成るもの / content=俺は、医の達人になろ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tome / (lang=ja) / topic=自分が成るもの / content=俺は、医の達人になろう">
            <text:p>:tome / (lang=ja) / topic=自分が成るもの / content=俺は、医の達人になろう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11_10-48-48_000.jpg</text:p>
          </table:table-cell>
          <table:table-cell table:style-name="ce36" office:value-type="string">
            <text:p>:PHOTO 記録 / @自室 / subject=イヤホン：使用 / for=~ / occasion=開始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 / @自室 / subject=イヤホン：使用 / for=~ / occasion=開始,other=~">
            <text:p>:PHOTO 記録 / @自室 / subject=イヤホン：使用 / for=~ / occasion=開始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11_13-45-1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11_18-06-40_000.mp4</text:p>
          </table:table-cell>
          <table:table-cell table:style-name="ce27" office:value-type="string">
            <text:p>:VIDEO / @自室 / 記録 / jap.flute / 演奏、play / R=1 / record,for=~,other=work-id:w-1,memo?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VIDEO / @自室 / 記録 / jap.flute / 演奏、play / R=1 / record,for=~,other=work-id:w-1,memo?">
            <text:p>:VIDEO / @自室 / 記録 / jap.flute / 演奏、play / R=1 / record,for=~,other=work-id:w-1,memo?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11_18-42-57_000.mp4</text:p>
          </table:table-cell>
          <table:table-cell table:style-name="ce36" office:value-type="string">
            <text:p>:VIDEO / @自室 / 記録 / jap.flute / 演奏、play / R=2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2 / record,for=~,other=~,memo~">
            <text:p>:VIDEO / @自室 / 記録 / jap.flute / 演奏、play / R=2 / record,for=~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11_19-04-07_000.mp4</text:p>
          </table:table-cell>
          <table:table-cell table:style-name="ce36" office:value-type="string">
            <text:p>:VIDEO / @自室 / 記録 / jap.flute-bamboo / 演奏、play / R=1 / genr=todays-melody,Re+,other=~,file-id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VIDEO / @自室 / 記録 / jap.flute-bamboo / 演奏、play / R=1 / genr=todays-melody,Re+,other=~,file-id=~,memo~">
            <text:p>:VIDEO / @自室 / 記録 / jap.flute-bamboo / 演奏、play / R=1 / genr=todays-melody,Re+,other=~,file-id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11_20-58-0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12_00-50-37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12_07-10-12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12_11-54-20_000.jpg</text:p>
          </table:table-cell>
          <table:table-cell table:style-name="ce36" office:value-type="string">
            <text:p>:m RES 1*4 / free# JVEMV6 68#_255:1 / 68. theoretical-physics(tp) / topics=単振り子,w=~,doc=r-7-A1~2.6.3#1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1*4 / free# JVEMV6 68#_255:1 / 68. theoretical-physics(tp) / topics=単振り子,w=~,doc=r-7-A1~2.6.3#1,s=~,i=~,other=~">
            <text:p>:m RES 1*4 / free# JVEMV6 68#_255:1 / 68. theoretical-physics(tp) / topics=単振り子,w=~,doc=r-7-A1~2.6.3#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12_11-54-42_000.jpg</text:p>
          </table:table-cell>
          <table:table-cell table:style-name="ce36" office:value-type="string">
            <text:p>:m RES 2-3*4 / free# JVEMV6 68#_255:1 / 68. theoretical-physics(tp) / topics=単振り子,w=~,doc=r-7-A1~2.6.3#1,s=~,i=~,other=calc+:-1.1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2-3*4 / free# JVEMV6 68#_255:1 / 68. theoretical-physics(tp) / topics=単振り子,w=~,doc=r-7-A1~2.6.3#1,s=~,i=~,other=calc+:-1.1">
            <text:p>:m RES 2-3*4 / free# JVEMV6 68#_255:1 / 68. theoretical-physics(tp) / topics=単振り子,w=~,doc=r-7-A1~2.6.3#1,s=~,i=~,other=calc+:-1.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12_11-54-58_000.jpg</text:p>
          </table:table-cell>
          <table:table-cell table:style-name="ce36" office:value-type="string">
            <text:p>:m RES 4*4 / free# JVEMV6 68#_255:1 / 68. theoretical-physics(tp) / topics=単振り子,w=~,doc=r-7-A1~2.6.3#6.1,s=~,i=~,other=calc+:-1.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4*4 / free# JVEMV6 68#_255:1 / 68. theoretical-physics(tp) / topics=単振り子,w=~,doc=r-7-A1~2.6.3#6.1,s=~,i=~,other=calc+:-1.1">
            <text:p>:m RES 4*4 / free# JVEMV6 68#_255:1 / 68. theoretical-physics(tp) / topics=単振り子,w=~,doc=r-7-A1~2.6.3#6.1,s=~,i=~,other=calc+:-1.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12_12-32-5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12_15-44-02_000.jpg</text:p>
          </table:table-cell>
          <table:table-cell table:style-name="ce36" office:value-type="string">
            <text:p>:m RES 1-2*4 / free# JVEMV6 68#_255:2 / 68. theoretical-physics(tp) / topics=ハミルトン：原理,w=~,doc=r-7-A1~2.1.1#7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-2*4 / free# JVEMV6 68#_255:2 / 68. theoretical-physics(tp) / topics=ハミルトン：原理,w=~,doc=r-7-A1~2.1.1#7,s=~,i=~,other=~">
            <text:p>:m RES 1-2*4 / free# JVEMV6 68#_255:2 / 68. theoretical-physics(tp) / topics=ハミルトン：原理,w=~,doc=r-7-A1~2.1.1#7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12_15-44-14_000.jpg</text:p>
          </table:table-cell>
          <table:table-cell table:style-name="ce36" office:value-type="string">
            <text:p>:m RES 3*4 / free# JVEMV6 68#_255:2 / 68. theoretical-physics(tp) / topics=ハミルトン：原理,w=~,doc=r-7-A1~2.1.1#7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3*4 / free# JVEMV6 68#_255:2 / 68. theoretical-physics(tp) / topics=ハミルトン：原理,w=~,doc=r-7-A1~2.1.1#7,s=~,i=~,other=calc+">
            <text:p>:m RES 3*4 / free# JVEMV6 68#_255:2 / 68. theoretical-physics(tp) / topics=ハミルトン：原理,w=~,doc=r-7-A1~2.1.1#7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12_15-44-31_000.jpg</text:p>
          </table:table-cell>
          <table:table-cell table:style-name="ce36" office:value-type="string">
            <text:p>:m RES 4*4 / free# JVEMV6 68#_255:2 / 68. theoretical-physics(tp) / topics=ハミルトン：原理,w=~,doc=r-7-A1~2.1.1#8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4*4 / free# JVEMV6 68#_255:2 / 68. theoretical-physics(tp) / topics=ハミルトン：原理,w=~,doc=r-7-A1~2.1.1#8,s=~,i=~,other=~">
            <text:p>:m RES 4*4 / free# JVEMV6 68#_255:2 / 68. theoretical-physics(tp) / topics=ハミルトン：原理,w=~,doc=r-7-A1~2.1.1#8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12_18-50-42_000.mp4</text:p>
          </table:table-cell>
          <table:table-cell table:style-name="ce36" office:value-type="string">
            <text:p>:VIDEO / @自室 / 記録 / jap.flute-bamboo / 演奏、play / R=1 / genr=todays-melody,Re+,other=~,file-id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VIDEO / @自室 / 記録 / jap.flute-bamboo / 演奏、play / R=1 / genr=todays-melody,Re+,other=~,file-id=~,memo~">
            <text:p>:VIDEO / @自室 / 記録 / jap.flute-bamboo / 演奏、play / R=1 / genr=todays-melody,Re+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12_18-52-40_000.mp4</text:p>
          </table:table-cell>
          <table:table-cell table:style-name="ce36" office:value-type="string">
            <text:p>:VIDEO / @自室 / 記録 / jap.flute-bamboo / 演奏、play / R=2 / genr=todays-melody,Re+,other=~,file-id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VIDEO / @自室 / 記録 / jap.flute-bamboo / 演奏、play / R=2 / genr=todays-melody,Re+,other=~,file-id=~,memo~">
            <text:p>:VIDEO / @自室 / 記録 / jap.flute-bamboo / 演奏、play / R=2 / genr=todays-melody,Re+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12_18-59-21_000.mp4</text:p>
          </table:table-cell>
          <table:table-cell table:style-name="ce36" office:value-type="string">
            <text:p>:VIDEO / @自室 / 記録 / jap.flute-bamboo / 演奏、play / R=3 / genr=technique,Re+,other=~,file-id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VIDEO / @自室 / 記録 / jap.flute-bamboo / 演奏、play / R=3 / genr=technique,Re+,other=~,file-id=~,memo~">
            <text:p>:VIDEO / @自室 / 記録 / jap.flute-bamboo / 演奏、play / R=3 / genr=technique,Re+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12_21-13-0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13_01-30-03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13_01-30-0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13_07-41-12_000.jpg</text:p>
          </table:table-cell>
          <table:table-cell table:style-name="ce27" office:value-type="string">
            <text:p>:m :PHOTO 起きた時刻 / 2022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13_12-10-38_000.jpg</text:p>
          </table:table-cell>
          <table:table-cell table:style-name="ce36" office:value-type="string">
            <text:p>:m RES 1*2 / free# JVEMV6 68#_256:1 / 68. theoretical-physics(tp) / topics=ハミルトン：原理,w=~,doc=r-7-A1~1.1.1#8-4,s=~,i=~,other=memo+:-1.1;memo+:-1.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1*2 / free# JVEMV6 68#_256:1 / 68. theoretical-physics(tp) / topics=ハミルトン：原理,w=~,doc=r-7-A1~1.1.1#8-4,s=~,i=~,other=memo+:-1.1;memo+:-1.2">
            <text:p>:m RES 1*2 / free# JVEMV6 68#_256:1 / 68. theoretical-physics(tp) / topics=ハミルトン：原理,w=~,doc=r-7-A1~1.1.1#8-4,s=~,i=~,other=memo+:-1.1;memo+:-1.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13_12-10-51_000.jpg</text:p>
          </table:table-cell>
          <table:table-cell table:style-name="ce36" office:value-type="string">
            <text:p>:m RES 2*2 / free# JVEMV6 68#_256:1 / 68. theoretical-physics(tp) / topics=ハミルトン：原理,w=~,doc=r-7-A1~1.1.1#8-4.4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2*2 / free# JVEMV6 68#_256:1 / 68. theoretical-physics(tp) / topics=ハミルトン：原理,w=~,doc=r-7-A1~1.1.1#8-4.4,s=~,i=~,other=~">
            <text:p>:m RES 2*2 / free# JVEMV6 68#_256:1 / 68. theoretical-physics(tp) / topics=ハミルトン：原理,w=~,doc=r-7-A1~1.1.1#8-4.4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13_13-31-2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13_15-26-48_000.jpg</text:p>
          </table:table-cell>
          <table:table-cell table:style-name="ce36" office:value-type="string">
            <text:p>:m 東和 PHOTO / 220514sa / 長原駅 / クレイシア中馬込新築工事 / １名 / ホクシン設備（小川建設） / 資料：天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514sa / 長原駅 / クレイシア中馬込新築工事 / １名 / ホクシン設備（小川建設） / 資料：天気">
            <text:p>:m 東和 PHOTO / 220514sa / 長原駅 / クレイシア中馬込新築工事 / １名 / ホクシン設備（小川建設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13_16-00-27_000.jpg</text:p>
          </table:table-cell>
          <table:table-cell table:style-name="ce36" office:value-type="string">
            <text:p>:m 東和 PHOTO / 220514sa / 長原駅 / クレイシア中馬込新築工事 / １名 / ホクシン設備（小川建設） / 指示書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514sa / 長原駅 / クレイシア中馬込新築工事 / １名 / ホクシン設備（小川建設） / 指示書">
            <text:p>:m 東和 PHOTO / 220514sa / 長原駅 / クレイシア中馬込新築工事 / １名 / ホクシン設備（小川建設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5-13_16-00-35_000.jpg</text:p>
          </table:table-cell>
          <table:table-cell table:style-name="ce36" office:value-type="string">
            <text:p>:m 東和 PHOTO / 220514sa / 長原駅 / クレイシア中馬込新築工事 / １名 / ホクシン設備（小川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514sa / 長原駅 / クレイシア中馬込新築工事 / １名 / ホクシン設備（小川建設） / 指示書">
            <text:p>:m 東和 PHOTO / 220514sa / 長原駅 / クレイシア中馬込新築工事 / １名 / ホクシン設備（小川建設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5-13_16-00-41_000.jpg</text:p>
          </table:table-cell>
          <table:table-cell table:style-name="ce36" office:value-type="string">
            <text:p>:m 東和 PHOTO / 220514sa / 長原駅 / クレイシア中馬込新築工事 / １名 / ホクシン設備（小川建設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東和 PHOTO / 220514sa / 長原駅 / クレイシア中馬込新築工事 / １名 / ホクシン設備（小川建設） / 指示書">
            <text:p>:m 東和 PHOTO / 220514sa / 長原駅 / クレイシア中馬込新築工事 / １名 / ホクシン設備（小川建設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5-13_16-00-53_000.jpg</text:p>
          </table:table-cell>
          <table:table-cell table:style-name="ce36" office:value-type="string">
            <text:p>:m 東和 PHOTO / 220514sa / 長原駅 / クレイシア中馬込新築工事 / １名 / ホクシン設備（小川建設） / 指示書：地図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東和 PHOTO / 220514sa / 長原駅 / クレイシア中馬込新築工事 / １名 / ホクシン設備（小川建設） / 指示書：地図">
            <text:p>:m 東和 PHOTO / 220514sa / 長原駅 / クレイシア中馬込新築工事 / １名 / ホクシン設備（小川建設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5-13_16-05-23_000.jpg</text:p>
          </table:table-cell>
          <table:table-cell table:style-name="ce36" office:value-type="string">
            <text:p>:m 東和 PHOTO / 220514sa / 長原駅 / クレイシア中馬込新築工事 / １名 / ホクシン設備（小川建設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東和 PHOTO / 220514sa / 長原駅 / クレイシア中馬込新築工事 / １名 / ホクシン設備（小川建設） / 資料：交通">
            <text:p>:m 東和 PHOTO / 220514sa / 長原駅 / クレイシア中馬込新築工事 / １名 / ホクシン設備（小川建設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5-13_16-05-32_000.jpg</text:p>
          </table:table-cell>
          <table:table-cell table:style-name="ce36" office:value-type="string">
            <text:p>:m 東和 PHOTO / 220514sa / 長原駅 / クレイシア中馬込新築工事 / １名 / ホクシン設備（小川建設） / 資料：天気：週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東和 PHOTO / 220514sa / 長原駅 / クレイシア中馬込新築工事 / １名 / ホクシン設備（小川建設） / 資料：天気：週間">
            <text:p>:m 東和 PHOTO / 220514sa / 長原駅 / クレイシア中馬込新築工事 / １名 / ホクシン設備（小川建設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5-13_16-24-43_000.jpg</text:p>
          </table:table-cell>
          <table:table-cell table:style-name="ce36" office:value-type="string">
            <text:p>:m 東和 PHOTO / 220514sa / 長原駅 / クレイシア中馬込新築工事 / １名 / ホクシン設備（小川建設） / 資料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東和 PHOTO / 220514sa / 長原駅 / クレイシア中馬込新築工事 / １名 / ホクシン設備（小川建設） / 資料：地図">
            <text:p>:m 東和 PHOTO / 220514sa / 長原駅 / クレイシア中馬込新築工事 / １名 / ホクシン設備（小川建設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5-13_16-31-58_000.jpg</text:p>
          </table:table-cell>
          <table:table-cell table:style-name="ce36" office:value-type="string">
            <text:p>:m 東和 PHOTO / 220514sa / 長原駅 / クレイシア中馬込新築工事 / １名 / ホクシン設備（小川建設） / 資料：地図：路上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東和 PHOTO / 220514sa / 長原駅 / クレイシア中馬込新築工事 / １名 / ホクシン設備（小川建設） / 資料：地図：路上">
            <text:p>:m 東和 PHOTO / 220514sa / 長原駅 / クレイシア中馬込新築工事 / １名 / ホクシン設備（小川建設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5-13_17-14-12_000.jpg</text:p>
          </table:table-cell>
          <table:table-cell table:style-name="ce36" office:value-type="string">
            <text:p>:m RES 1*2 / free# JVEMV6 68#_256:2 / 68. theoretical-physics(tp) / topics=ハミルトン：原理,w=~,doc=r-7-A1~1.1.1#9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1*2 / free# JVEMV6 68#_256:2 / 68. theoretical-physics(tp) / topics=ハミルトン：原理,w=~,doc=r-7-A1~1.1.1#9,s=~,i=~,other=memo+">
            <text:p>:m RES 1*2 / free# JVEMV6 68#_256:2 / 68. theoretical-physics(tp) / topics=ハミルトン：原理,w=~,doc=r-7-A1~1.1.1#9,s=~,i=~,other=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5-13_17-14-27_000.jpg</text:p>
          </table:table-cell>
          <table:table-cell table:style-name="ce36" office:value-type="string">
            <text:p>:m RES 2*2 / free# JVEMV6 68#_256:2 / 68. theoretical-physics(tp) / topics=ハミルトン：原理,w=~,doc=r-7-A1~1.1.1#9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2*2 / free# JVEMV6 68#_256:2 / 68. theoretical-physics(tp) / topics=ハミルトン：原理,w=~,doc=r-7-A1~1.1.1#9,s=~,i=~,other=~">
            <text:p>:m RES 2*2 / free# JVEMV6 68#_256:2 / 68. theoretical-physics(tp) / topics=ハミルトン：原理,w=~,doc=r-7-A1~1.1.1#9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5-13_18-03-54_000.mp4</text:p>
          </table:table-cell>
          <table:table-cell table:style-name="ce36" office:value-type="string">
            <text:p>:VIDEO / @自室 / 記録 / jap.flute / 演奏、play / R=1 / genre=phrase,for=~,other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VIDEO / @自室 / 記録 / jap.flute / 演奏、play / R=1 / genre=phrase,for=~,other=~,memo~">
            <text:p>:VIDEO / @自室 / 記録 / jap.flute / 演奏、play / R=1 / genre=phrase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5-13_18-58-28_000.jpg</text:p>
          </table:table-cell>
          <table:table-cell table:style-name="ce36" office:value-type="string">
            <text:p>:m :篠笛,shinobue #*# / memo:song / song-id=i-27 / picture=~,content=~,notes=h:5``-4``-7`-4`-7`-4``-5``,for=~,page=1,key=~,R=~,other=prac+:notes=h:6-3-2-1 / N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:篠笛,shinobue #*# / memo:song / song-id=i-27 / picture=~,content=~,notes=h:5``-4``-7`-4`-7`-4``-5``,for=~,page=1,key=~,R=~,other=prac+:notes=h:6-3-2-1 / N~">
            <text:p>:m :篠笛,shinobue #*# / memo:song / song-id=i-27 / picture=~,content=~,notes=h:5``-4``-7`-4`-7`-4``-5``,for=~,page=1,key=~,R=~,other=prac+:notes=h:6-3-2-1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5-13_18-58-44_000.jpg</text:p>
          </table:table-cell>
          <table:table-cell table:style-name="ce36" office:value-type="string">
            <text:p>:m :篠笛,shinobue #*# / memo:song / song-id=i-28 / picture=~,content=~,notes=7`-4`-3`-7`-6`-4`-2`,for=~,page=1,key=~,R=~,other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:篠笛,shinobue #*# / memo:song / song-id=i-28 / picture=~,content=~,notes=7`-4`-3`-7`-6`-4`-2`,for=~,page=1,key=~,R=~,other=~">
            <text:p>:m :篠笛,shinobue #*# / memo:song / song-id=i-28 / picture=~,content=~,notes=7`-4`-3`-7`-6`-4`-2`,for=~,page=1,key=~,R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5-13_18-59-03_000.jpg</text:p>
          </table:table-cell>
          <table:table-cell table:style-name="ce36" office:value-type="string">
            <text:p>:m :篠笛,shinobue #*# / memo:song / song-id=i-29 / picture=~,content=~,notes=h:7-4-6;pitch:1-L5-L7f,for=~,page=~,key=A(h-7),R=~,other=~ / N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:篠笛,shinobue #*# / memo:song / song-id=i-29 / picture=~,content=~,notes=h:7-4-6;pitch:1-L5-L7f,for=~,page=~,key=A(h-7),R=~,other=~ / N~">
            <text:p>:m :篠笛,shinobue #*# / memo:song / song-id=i-29 / picture=~,content=~,notes=h:7-4-6;pitch:1-L5-L7f,for=~,page=~,key=A(h-7),R=~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5-13_21-16-43_000.jpg</text:p>
          </table:table-cell>
          <table:table-cell table:style-name="ce27" office:value-type="string">
            <text:p>:m 食べた物 </text:p>
          </table:table-cell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5-13_22-36-2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5-14_00-45-1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5-14_02-57-3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5-14_04-10-57_000.jpg</text:p>
          </table:table-cell>
          <table:table-cell table:style-name="ce27" office:value-type="string">
            <text:p>:m :PHOTO 起き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5-14_05-23-46_000.jpg</text:p>
          </table:table-cell>
          <table:table-cell table:style-name="ce36" office:value-type="string">
            <text:p>:m 東和 PHOTO / 220514sa / 長原駅 / クレイシア中馬込新築工事 / １名 / ホクシン設備（小川建設） / 出発時間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514sa / 長原駅 / クレイシア中馬込新築工事 / １名 / ホクシン設備（小川建設） / 出発時間">
            <text:p>:m 東和 PHOTO / 220514sa / 長原駅 / クレイシア中馬込新築工事 / １名 / ホクシン設備（小川建設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5-14_07-02-06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5-14_07-02-07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5-14_07-02-10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5-14_07-02-18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5-14_07-02-21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5-14_07-38-50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5-14_07-38-52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5-14_07-38-53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5-14_07-38-56_000.jpg</text:p>
          </table:table-cell>
          <table:table-cell table:style-name="ce36" office:value-type="string">
            <text:p>:m 東和 PHOTO / 220514sa / 長原駅 / クレイシア中馬込新築工事 / １名 / ホクシン設備（小川建設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東和 PHOTO / 220514sa / 長原駅 / クレイシア中馬込新築工事 / １名 / ホクシン設備（小川建設） / 現場状況">
            <text:p>:m 東和 PHOTO / 220514sa / 長原駅 / クレイシア中馬込新築工事 / １名 / ホクシン設備（小川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5-14_17-27-06_000.jpg</text:p>
          </table:table-cell>
          <table:table-cell table:style-name="ce36" office:value-type="string">
            <text:p>:m 東和 PHOTO / 220514sa / 長原駅 / クレイシア中馬込新築工事 / １名 / ホクシン設備（小川建設） / 日報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東和 PHOTO / 220514sa / 長原駅 / クレイシア中馬込新築工事 / １名 / ホクシン設備（小川建設） / 日報">
            <text:p>:m 東和 PHOTO / 220514sa / 長原駅 / クレイシア中馬込新築工事 / １名 / ホクシン設備（小川建設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5-14_19-05-31_000.jpg</text:p>
          </table:table-cell>
          <table:table-cell table:style-name="ce36" office:value-type="string">
            <text:p>:m :篠笛,shinobue #*# / memo:song / song-id=i-27 / picture=~,content=~,notes=h:3`-4`-1`-3`-3`-2`-3`-4`-6`,for=~,page=1(lower),key=~,R=~,other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:篠笛,shinobue #*# / memo:song / song-id=i-27 / picture=~,content=~,notes=h:3`-4`-1`-3`-3`-2`-3`-4`-6`,for=~,page=1(lower),key=~,R=~,other=~">
            <text:p>:m :篠笛,shinobue #*# / memo:song / song-id=i-27 / picture=~,content=~,notes=h:3`-4`-1`-3`-3`-2`-3`-4`-6`,for=~,page=1(lower),key=~,R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5-14_19-05-54_000.jpg</text:p>
          </table:table-cell>
          <table:table-cell table:style-name="ce36" office:value-type="string">
            <text:p>:m :篠笛,shinobue #*# / memo:song / song-id=i-30 / picture=~,content=~,notes=h:4`-7`-6`-0`-7`-4`,for=~,page=1,key=~,R=~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:篠笛,shinobue #*# / memo:song / song-id=i-30 / picture=~,content=~,notes=h:4`-7`-6`-0`-7`-4`,for=~,page=1,key=~,R=~,other=~ / N~">
            <text:p>:m :篠笛,shinobue #*# / memo:song / song-id=i-30 / picture=~,content=~,notes=h:4`-7`-6`-0`-7`-4`,for=~,page=1,key=~,R=~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3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2022/05/15</text:date>, <text:time>11:4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15T11:43:38.23</dc:date>
    <dc:creator>iwabuchi ken</dc:creator>
    <meta:editing-duration>P47DT40M59S</meta:editing-duration>
    <meta:editing-cycles>15112</meta:editing-cycles>
    <meta:document-statistic meta:table-count="2" meta:cell-count="586" meta:object-count="0"/>
    <meta:user-defined meta:name="qrichtext">1</meta:user-defined>
  </office:meta>
</office:document-meta>
</file>